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eb6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eb6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eb6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eb6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eb6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eb6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eb6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eb6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eb6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eb6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eb6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eb6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eb6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eb6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eb6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eb6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eb6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rlando José  López Bermúd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1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7891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rlando José  López Velázqu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92119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9.6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80" meta:character-count="1177" meta:non-whitespace-character-count="1005"/>
    <meta:template xlink:type="simple" xlink:actuate="onRequest" xlink:title="Normal" xlink:href=""/>
  </office:meta>
</office:document-meta>
</file>